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Arial" style:font-name-complex="Arial"/>
    </style:style>
    <style:style style:name="P2" style:family="paragraph" style:parent-style-name="Standard">
      <style:paragraph-properties fo:margin-left="0cm" fo:margin-right="0cm" fo:line-height="150%" fo:text-align="justify" style:justify-single-word="false" fo:orphans="0" fo:widows="0" fo:text-indent="1.27cm" style:auto-text-indent="false" style:text-autospace="none"/>
    </style:style>
    <style:style style:name="P3"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style:font-name-complex="Arial"/>
    </style:style>
    <style:style style:name="P4"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fo:font-weight="bold" style:font-weight-asian="bold" style:font-name-complex="Arial" style:font-weight-complex="bold"/>
    </style:style>
    <style:style style:name="P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fo:font-weight="normal" fo:background-color="#ffff00" style:font-weight-asian="normal" style:font-name-complex="Arial" style:font-weight-complex="normal"/>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line-height="150%" fo:orphans="0" fo:widows="0" style:text-autospace="none"/>
      <style:text-properties style:font-name="Arial" style:font-name-complex="Arial"/>
    </style:style>
    <style:style style:name="P8" style:family="paragraph" style:parent-style-name="Standard">
      <style:paragraph-properties fo:line-height="150%" fo:text-align="justify" style:justify-single-word="false" fo:orphans="0" fo:widows="0" style:text-autospace="none"/>
      <style:text-properties style:font-name="Arial" style:font-name-complex="Arial"/>
    </style:style>
    <style:style style:name="P9" style:family="paragraph" style:parent-style-name="Standard">
      <style:text-properties style:font-name="Arial" fo:font-weight="bold" style:font-weight-asian="bold" style:font-name-complex="Arial" style:font-weight-complex="bold"/>
    </style:style>
    <style:style style:name="P10" style:family="paragraph" style:parent-style-name="Standard">
      <style:paragraph-properties fo:line-height="150%" fo:orphans="0" fo:widows="0" style:text-autospace="none"/>
      <style:text-properties style:font-name="Arial" fo:font-weight="bold" style:font-weight-asian="bold" style:font-name-complex="Arial"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orphans="0" fo:widows="0" style:text-autospace="none"/>
      <style:text-properties style:font-name="Arial" fo:font-weight="normal" style:font-weight-asian="normal" style:font-name-complex="Arial" style:font-weight-complex="normal"/>
    </style:style>
    <style:style style:name="P13" style:family="paragraph" style:parent-style-name="Standard">
      <style:paragraph-properties fo:line-height="150%" fo:text-align="justify" style:justify-single-word="false" fo:orphans="0" fo:widows="0" style:text-autospace="none"/>
      <style:text-properties style:font-name="Arial" fo:font-weight="normal" style:font-weight-asian="normal" style:font-name-complex="Arial" style:font-weight-complex="normal"/>
    </style:style>
    <style:style style:name="P14" style:family="paragraph" style:parent-style-name="Standard">
      <style:paragraph-properties fo:line-height="150%" fo:orphans="0" fo:widows="0" style:text-autospace="none"/>
      <style:text-properties style:font-name="Arial" fo:font-weight="normal" fo:background-color="#ffff00" style:font-weight-asian="normal" style:font-name-complex="Arial" style:font-weight-complex="normal"/>
    </style:style>
    <style:style style:name="P15"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color="#000000" style:font-name="Arial"/>
    </style:style>
    <style:style style:name="P17" style:family="paragraph" style:parent-style-name="Standard">
      <style:paragraph-properties fo:line-height="150%" fo:text-align="justify" style:justify-single-word="false" fo:orphans="0" fo:widows="0" style:text-autospace="none"/>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center" style:justify-single-word="false" fo:break-before="page"/>
      <style:text-properties style:font-name="Arial"/>
    </style:style>
    <style:style style:name="P20"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21" style:family="paragraph" style:parent-style-name="Standard">
      <style:paragraph-properties fo:margin-left="0cm" fo:margin-right="0cm" fo:line-height="150%" fo:text-align="justify" style:justify-single-word="false" fo:orphans="0" fo:widows="0" fo:text-indent="0.635cm" style:auto-text-indent="false" style:text-autospace="none"/>
      <style:text-properties style:font-name="Arial" style:font-name-complex="Arial"/>
    </style:style>
    <style:style style:name="P22" style:family="paragraph" style:parent-style-name="Text_20_body">
      <style:text-properties style:font-name="Arial" fo:font-size="12pt" style:font-size-asian="12pt" style:font-name-complex="Arial" style:font-size-complex="12pt"/>
    </style:style>
    <style:style style:name="P23" style:family="paragraph" style:parent-style-name="Text_20_body">
      <style:text-properties style:font-name="Arial" style:font-name-complex="Arial"/>
    </style:style>
    <style:style style:name="P24"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style:font-name-complex="Arial"/>
    </style:style>
    <style:style style:name="P25"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fo:font-weight="bold" style:font-weight-asian="bold" style:font-name-complex="Arial" style:font-weight-complex="bold"/>
    </style:style>
    <style:style style:name="P26"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font-name-complex="Arial"/>
    </style:style>
    <style:style style:name="P27"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tyle="normal" style:font-style-asian="normal" style:font-name-complex="Arial" style:font-style-complex="normal"/>
    </style:style>
    <style:style style:name="P28"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ize="12pt" style:text-underline-style="none" style:font-size-asian="12pt" style:font-name-complex="Arial" style:font-size-complex="12pt"/>
    </style:style>
    <style:style style:name="P29"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3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32" style:family="paragraph" style:parent-style-name="Standard">
      <style:paragraph-properties fo:margin-left="0cm" fo:margin-right="0cm" fo:line-height="150%" fo:text-align="justify" style:justify-single-word="false" fo:orphans="0" fo:widows="0" fo:text-indent="0cm" style:auto-text-indent="false" fo:break-before="page" style:text-autospace="none"/>
      <style:text-properties style:font-name="Arial" style:text-underline-style="none" fo:font-weight="bold" style:font-weight-asian="bold" style:font-name-complex="Arial" style:font-weight-complex="bold"/>
    </style:style>
    <style:style style:name="P33" style:family="paragraph" style:parent-style-name="Standard">
      <style:paragraph-properties fo:margin-left="7.938cm" fo:margin-right="0cm" fo:text-indent="0cm" style:auto-text-indent="false"/>
      <style:text-properties style:font-name="Arial" fo:font-weight="bold" style:font-weight-asian="bold" style:font-weight-complex="bold"/>
    </style:style>
    <style:style style:name="P34"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35"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36"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37" style:family="paragraph" style:parent-style-name="Standard" style:list-style-name="L1">
      <style:paragraph-properties fo:line-height="150%" fo:text-align="justify" style:justify-single-word="false" fo:orphans="0" fo:widows="0" style:text-autospace="none"/>
      <style:text-properties style:font-name="Arial"/>
    </style:style>
    <style:style style:name="P38" style:family="paragraph" style:parent-style-name="Standard" style:list-style-name="WW8Num6">
      <style:paragraph-properties fo:line-height="150%" fo:text-align="justify" style:justify-single-word="false" fo:orphans="0" fo:widows="0" style:text-autospace="none"/>
      <style:text-properties style:font-name="Arial" style:font-name-complex="Arial"/>
    </style:style>
    <style:style style:name="P39" style:family="paragraph" style:parent-style-name="Standard">
      <style:paragraph-properties fo:line-height="150%" fo:orphans="0" fo:widows="0" style:text-autospace="none"/>
      <style:text-properties style:font-name="Arial" fo:font-weight="normal" style:font-weight-asian="normal" style:font-name-complex="Arial" style:font-weight-complex="normal"/>
    </style:style>
    <style:style style:name="P4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style:font-name-complex="Arial"/>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42" style:family="paragraph" style:parent-style-name="Text_20_body">
      <style:text-properties style:font-name="Arial" fo:font-size="12pt" style:font-size-asian="12pt" style:font-name-complex="Arial" style:font-size-complex="12pt"/>
    </style:style>
    <style:style style:name="P43" style:family="paragraph" style:parent-style-name="Heading_20_1">
      <style:text-properties style:font-name="Arial" fo:font-weight="bold" style:font-weight-asian="bold" style:font-name-complex="Arial" style:font-weight-complex="bold"/>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Arial" fo:font-weight="bold" style:font-weight-asian="bold" style:font-name-complex="Arial" style:font-weight-complex="bold"/>
    </style:style>
    <style:style style:name="P46" style:family="paragraph" style:parent-style-name="Contents_20_1">
      <style:paragraph-properties>
        <style:tab-stops>
          <style:tab-stop style:position="15.998cm" style:type="right" style:leader-style="dotted" style:leader-text="."/>
        </style:tab-stops>
      </style:paragraph-properties>
    </style:style>
    <style:style style:name="T1" style:family="text">
      <style:text-properties style:font-name="Arial" style:font-name-complex="Arial"/>
    </style:style>
    <style:style style:name="T2" style:family="text">
      <style:text-properties style:font-name="Arial" style:text-underline-style="none" style:font-name-complex="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none" style:font-size-asian="12pt" style:font-name-complex="Arial" style:font-size-complex="12pt"/>
    </style:style>
    <style:style style:name="T5" style:family="text">
      <style:text-properties style:font-name="Arial" fo:font-weight="normal" fo:background-color="#ffff00" style:font-weight-asian="normal" style:font-name-complex="Arial" style:font-weight-complex="normal"/>
    </style:style>
    <style:style style:name="T6" style:family="text">
      <style:text-properties style:font-name="Arial" fo:background-color="#ffff00" style:font-name-complex="Arial"/>
    </style:style>
    <style:style style:name="T7" style:family="text">
      <style:text-properties style:text-position="super 58%" style:font-name="Arial" style:font-name-complex="Arial"/>
    </style:style>
    <style:style style:name="T8" style:family="text">
      <style:text-properties style:font-name-complex="Arial"/>
    </style:style>
    <style:style style:name="T9" style:family="text">
      <style:text-properties fo:font-size="14pt" fo:font-weight="bold" style:font-size-asian="14pt" style:font-weight-asian="bold" style:font-name-complex="Arial" style:font-size-complex="13.5pt" style:font-weight-complex="bold"/>
    </style:style>
    <style:style style:name="T10" style:family="text">
      <style:text-properties fo:font-weight="normal" fo:background-color="#ffff00" style:font-weight-asian="normal" style:font-weight-complex="normal"/>
    </style:style>
    <style:style style:name="T11" style:family="text">
      <style:text-properties fo:background-color="#ffff00"/>
    </style:style>
    <style:style style:name="T12" style:family="text">
      <style:text-properties fo:color="#000000"/>
    </style:style>
    <style:style style:name="T13" style:family="text">
      <style:text-properties fo:color="#000000"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FLÁVIO AUGUSTO SIODONI XIMENES<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
      <text:p text:style-name="P15">DESENVOLVIMENTO DE UM GERADOR DE GRÁFICOS DE BARRA E PIZZA PARA CELULA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
      <text:p text:style-name="P23">BATATAIS<text:line-break/>2010</text:p>
      <text:p text:style-name="P19"><text:span text:style-name="T9">FLÁVIO AUGUSTO SIODONI XIMENES<text:line-break/></text:span><text:span text:style-name="T8">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DESENVOLVIMENTO DE UM GERADOR DE GRÁFICOS DE BARRA E PIZZA PARA CELULAR</text:p>
      <text:p text:style-name="P6"/>
      <text:p text:style-name="P6"/>
      <text:p text:style-name="P6"/>
      <text:p text:style-name="P6"/>
      <text:p text:style-name="P6"/>
      <text:p text:style-name="P6"/>
      <text:p text:style-name="P6"/>
      <text:p text:style-name="P6"/>
      <text:p text:style-name="P33">Monografia apresentada ao Centro Universitário Claretiano para conclusão do curso de pós-graduação, sob a orientação de Prof. Ms. Rodrigo Plotze</text:p>
      <text:p text:style-name="P20"><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BATATAIS<text:line-break/>2010</text:p>
      <text:table-of-content text:style-name="Sect1" text:protected="true"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P44" text:outline-level="1">Sumário</text:h>
          </text:index-title>
          <text:p text:style-name="P46">1 – Introdução<text:tab/>4</text:p>
          <text:p text:style-name="P46">1.1 – Justificativa<text:tab/>4</text:p>
          <text:p text:style-name="P46">1.2 – Objetivos<text:tab/>4</text:p>
          <text:p text:style-name="P46">1.3 – Organização do trabalho<text:tab/>4</text:p>
          <text:p text:style-name="P46">2 – Tecnologias para desenvolvimento de aplicações móveis<text:tab/>5</text:p>
          <text:p text:style-name="P46">2.1 – SuperWaba<text:tab/>5</text:p>
          <text:p text:style-name="P46">2.2 – Android<text:tab/>5</text:p>
          <text:p text:style-name="P46">2.3 – Symbian<text:tab/>6</text:p>
          <text:p text:style-name="P46">2.4 – Java ME<text:tab/>6</text:p>
          <text:p text:style-name="P46">3 – Classe Canvas<text:tab/>7</text:p>
          <text:p text:style-name="P46">4 – Desenvolvimento do projeto<text:tab/>8</text:p>
          <text:p text:style-name="P46">4.1 – Estrutura / Organização<text:tab/>8</text:p>
          <text:p text:style-name="P46">4.2 – Funcionalidades<text:tab/>8</text:p>
          <text:p text:style-name="P46">4.3 – Testes / Utilização<text:tab/>8</text:p>
          <text:p text:style-name="P46">4.4 – Discussão<text:tab/>8</text:p>
          <text:p text:style-name="P46">5 – Conclusão<text:tab/>9</text:p>
          <text:p text:style-name="P46">6 – Referências bibliográficas<text:tab/>10</text:p>
        </text:index-body>
      </text:table-of-content>
      <text:h text:style-name="P43" text:outline-level="1"/>
      <text:h text:style-name="P43" text:outline-level="1"/>
      <text:h text:style-name="P45" text:outline-level="1">1 – Introdução</text:h>
      <text:p text:style-name="P9"/>
      <text:p text:style-name="P18"><text:tab/><text:span text:style-name="T6">(Pendente)</text:span></text:p>
      <text:p text:style-name="P10"/>
      <text:h text:style-name="P43" text:outline-level="1">1.1 – Justificativa</text:h>
      <text:p text:style-name="P8"><text:tab/></text:p>
      <text:p text:style-name="P8"><text:tab/>A cada dia a venda de aparelhos celulares aumenta, e cada vez mais são exigidos novos recursos para esses dispositivos. </text:p>
      <text:p text:style-name="P8"><text:tab/>Segundo o site G1 “(...) o número de linhas celulares ativas em julho no Brasil cresceu 1,45 por cento ante junho, superando a barreira dos 160 milhões segundo dados divulgados pela Agência Nacional de Telecomunicações (Anatel)(...)”.</text:p>
      <text:p text:style-name="P8"><text:tab/>Tomando como base um cenário em constante expansão, torna-se viável o desenvolvimento dessa ferramenta, pois as empresas cada vez mais investem no desenvolvimento de aplicações móveis.</text:p>
      <text:p text:style-name="P13"/>
      <text:h text:style-name="P43" text:outline-level="1">1.2 – Objetivos</text:h>
      <text:p text:style-name="P9"/>
      <text:p text:style-name="P35">(Revisar)</text:p>
      <text:p text:style-name="P35">(Máximo 2 parágrafos)</text:p>
      <text:p text:style-name="P34">Pretende-se com o trabalho desenvolver uma biblioteca para uso em aplicações móveis, com distintas finalidades dependendo da necessidade do desenvolvedor.</text:p>
      <text:p text:style-name="P12"/>
      <text:h text:style-name="P43" text:outline-level="1">1.3 – Organização do trabalho</text:h>
      <text:p text:style-name="Standard"/>
      <text:p text:style-name="P12"><text:tab/><text:span text:style-name="T11">(Pendente)</text:span><text:tab/></text:p>
      <text:p text:style-name="P12"><text:tab/>(Resumir cada capítulo no máximo em 3 linhas)</text:p>
      <text:p text:style-name="P12"><text:tab/></text:p>
      <text:p text:style-name="P12"/>
      <text:p text:style-name="P14"/>
      <text:p text:style-name="P10"/>
      <text:h text:style-name="P44" text:outline-level="1">2 – Tecnologias para desenvolvimento de aplicações móveis</text:h>
      <text:p text:style-name="P10"/>
      <text:p text:style-name="P5">(Revisar)</text:p>
      <text:p text:style-name="P3">Atualmente existem diversas tecnologias para desenvolvimento de aplicações móveis, dentre as principais estão:</text:p>
      <text:list xml:id="list32619074" text:style-name="L1">
        <text:list-item>
          <text:p text:style-name="P37">SuperWaba;</text:p>
        </text:list-item>
        <text:list-item>
          <text:p text:style-name="P37">Android;</text:p>
        </text:list-item>
        <text:list-item>
          <text:p text:style-name="P37">Symbian;</text:p>
        </text:list-item>
        <text:list-item>
          <text:p text:style-name="P37">Java ME.</text:p>
        </text:list-item>
      </text:list>
      <text:p text:style-name="P7"/>
      <text:h text:style-name="Heading_20_1" text:outline-level="1">2.1 – SuperWaba</text:h>
      <text:p text:style-name="P7"/>
      <text:p text:style-name="P8"><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17"><text:span text:style-name="T1"><text:tab/>Surgiu com o intuito de facilitar o desenvolvimento de aplicações móveis pois “(...) quando Guilherme Campos Hazan (Guich) percebeu que o Waba (linguagem, </text:span><text:span text:style-name="T2">máquina virtual e SDK </text:span><text:span text:style-name="T1">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7"/>
      <text:h text:style-name="Heading_20_1" text:outline-level="1">2.2 – Android</text:h>
      <text:p text:style-name="P3"/>
      <text:p text:style-name="P3">Segundo o WIKIPÉDIA: “Em julho de 2005 a Google adquiriu a Android Inc., uma pequena companhia em Palo Alto, California, USA. No Time da Google conduzido por Andy Rubin, foi desenvolvida uma plataforma de telefone móvel baseada no núcleo do Linux, com o objetivo de ser uma plataforma flexível, aberta e de fácil migração para os fabricantes.“</text:p>
      <text:p text:style-name="P3">Ainda é um sistema pouco encontrado no Brasil, visto que ainda <text:soft-page-break/>pouquíssimos aparelhos dispõe desse sistema.</text:p>
      <text:p text:style-name="P3"/>
      <text:h text:style-name="Heading_20_1" text:outline-level="1">2.3 – Symbian</text:h>
      <text:p text:style-name="P4"/>
      <text:p text:style-name="P3">Symbian é um sistema operacional que foi desenvolvido por um consorcio de empresas sendo elas: Panasonic, Siemens, Nokia e Sony Ericsson. Atualmente pertence a Nokia, pois a mesma possui quase todas as ações.</text:p>
      <text:p text:style-name="P3">Segundo o WIKIPÉDIA: "SymbianOS é um sistema operacional muito versátil, permite o desenvolvimento de aplicativos em diversas linguagens como: Symbian C/C++, JavaME, FlashLite, Perl, Python, Ruby, Lua e Acelarometer”.</text:p>
      <text:p text:style-name="P10"/>
      <text:h text:style-name="Heading_20_1" text:outline-level="1">2.4 – Java ME</text:h>
      <text:p text:style-name="P7"/>
      <text:p text:style-name="P7"><text:tab/><text:span text:style-name="T10">(Revisar)</text:span></text:p>
      <text:p text:style-name="P2"><text:span text:style-name="T1">“Write Once, Run Anywhere </text:span><text:span text:style-name="T7">TM</text:span><text:span text:style-name="T1">"</text:span><text:span text:style-name="Footnote_20_Symbol"><text:span text:style-name="T1"><text:note text:id="ftn1" text:note-class="footnote"><text:note-citation>1</text:note-citation><text:note-body><text:p text:style-name="P1"><text:s/>Escreva uma vez, rode em qualquer lugar.</text:p></text:note-body></text:note></text:span></text:span><text:span text:style-name="T1">, com essa filoso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21">Atualmente as plataformas Java disponíveis são:</text:p>
      <text:list xml:id="list32633267" text:style-name="WW8Num6">
        <text:list-item>
          <text:p text:style-name="P38">Standard Edition (J2SE) - desenvolvida para ser utilizada em computadores pessoais.</text:p>
        </text:list-item>
        <text:list-item>
          <text:p text:style-name="P38">Enterprise Edition (J2EE) - desenvolvida para ser utilizadas em servidores.</text:p>
        </text:list-item>
        <text:list-item>
          <text:p text:style-name="P38">Micro Edition (J2ME) - desenvolvida para aparelhos com poucos recursos, de processamento, vídeo e memória, podendo ser celulares, pagers, PDA's, televisores e etc.</text:p>
        </text:list-item>
      </text:list>
      <text:p text:style-name="P16"/>
      <text:p text:style-name="P10"/>
      <text:h text:style-name="P44" text:outline-level="1">3 – Classe Canvas</text:h>
      <text:p text:style-name="Standard"/>
      <text:p text:style-name="P10"><text:tab/><text:span text:style-name="T10">(Pendente)</text:span></text:p>
      <text:h text:style-name="P44" text:outline-level="1">4 – Desenvolvimento do projeto</text:h>
      <text:p text:style-name="P12"/>
      <text:p text:style-name="P12"><text:tab/><text:span text:style-name="T11">(Pendente)</text:span></text:p>
      <text:p text:style-name="P12"><text:tab/>(Iniciar com um organograma ou imagem que represente a organização do projeto).</text:p>
      <text:p text:style-name="P12"><text:tab/></text:p>
      <text:h text:style-name="Heading_20_1" text:outline-level="1">4.1 – Estrutura / Organização</text:h>
      <text:p text:style-name="P12"/>
      <text:p text:style-name="P12"><text:tab/><text:span text:style-name="T11">(Pendente)</text:span><text:tab/></text:p>
      <text:p text:style-name="P12"><text:tab/>(Figura / Diagramas)</text:p>
      <text:p text:style-name="P12"><text:tab/></text:p>
      <text:h text:style-name="Heading_20_1" text:outline-level="1">4.2 – Funcionalidades</text:h>
      <text:p text:style-name="Standard"/>
      <text:p text:style-name="Standard"><text:tab/><text:span text:style-name="T5">(Pendente)</text:span></text:p>
      <text:p text:style-name="P10"/>
      <text:h text:style-name="Heading_20_1" text:outline-level="1">4.3 – Testes / Utilização</text:h>
      <text:p text:style-name="P12"/>
      <text:p text:style-name="P12"><text:tab/><text:span text:style-name="T11">(Pendente)</text:span><text:tab/></text:p>
      <text:p text:style-name="P12"><text:tab/>(Forma de utilização)</text:p>
      <text:p text:style-name="P12"/>
      <text:h text:style-name="Heading_20_1" text:outline-level="1">4.4 – Discussão</text:h>
      <text:p text:style-name="Standard"/>
      <text:p text:style-name="Standard"><text:tab/><text:span text:style-name="T5">(Pendente)</text:span></text:p>
      <text:p text:style-name="P12"/>
      <text:p text:style-name="P12"/>
      <text:h text:style-name="P44" text:outline-level="1">5 – Conclusão</text:h>
      <text:p text:style-name="Standard"/>
      <text:p text:style-name="Standard"><text:tab/><text:span text:style-name="T5">(Pendente)</text:span></text:p>
      <text:p text:style-name="P10"/>
      <text:p text:style-name="P10"/>
      <text:h text:style-name="P44" text:outline-level="1">6 – Referências bibliográficas</text:h>
      <text:p text:style-name="P26"/>
      <text:p text:style-name="P27"><text:span text:style-name="T12">G1. </text:span><text:span text:style-name="T12">Internet Summary: Brasil ultrapassa 160 milhões de linhas celulares em uso</text:span><text:span text:style-name="T12">. Disponível em: &lt;http://g1.globo.com/Noticias/Tecnologia/0,,MUL1273647-6174,00-INTERNET+SUMMARY.html&gt;. Acesso em: 07 set. 2009.</text:span></text:p>
      <text:p text:style-name="P30"/>
      <text:p text:style-name="P29"><text:span text:style-name="T4">WIKIPÉDIA, </text:span><text:bookmark text:name="firstHeading"/><text:span text:style-name="T4">Android. Disponível em: &lt;http://pt.wikipedia.org/wiki/Android&gt;. Acesso em 16 de janeiro de 2010.</text:span></text:p>
      <text:p text:style-name="P41"/>
      <text:p text:style-name="P27"><text:span text:style-name="T13">WIKIPÉDIA. </text:span><text:span text:style-name="T12">Java ME</text:span><text:span text:style-name="T12">. Disponível em: &lt;http://pt.wikipedia.org/wiki/J2me&gt;. Acesso em: 07 set. 2009.</text:span></text:p>
      <text:p text:style-name="P31"/>
      <text:p text:style-name="P29"><text:span text:style-name="T3">WIKIPÉDIA, SuperWaba. Disponível em: &lt;http://pt.wikipedia.org/wiki/SuperWaba&gt;.</text:span><text:span text:style-name="T4"> Acesso em 23 de dezembro de 2009.</text:span></text:p>
      <text:p text:style-name="P28"/>
      <text:p text:style-name="P24">WIKIPÉDIA, Symbian. Disponível em: &lt;http://pt.wikipedia.org/wiki/Symbian&gt;. Acesso em 16 de janeiro de 2010.</text:p>
      <text:p text:style-name="P32">Links</text:p>
      <text:p text:style-name="P25"/>
      <text:p text:style-name="P29"><text:a xlink:type="simple" xlink:href="http://www.cienciasdacomputacao.org/2009/09/tecnologias-para-o-desenvolvimento-de.html"><text:span text:style-name="T2">http://www.cienciasdacomputacao.org/2009/09/tecnologias-para-o-desenvolvimento-de.html</text:span></text:a></text:p>
      <text:p text:style-name="P24"/>
      <text:p text:style-name="P29"><text:a xlink:type="simple" xlink:href="http://facamovel.wordpress.com/2009/07/30/em-qual-plataforma-desenvolver/"><text:span text:style-name="T2">http://facamovel.wordpress.com/2009/07/30/em-qual-plataforma-desenvolver/</text:span></text:a></text:p>
      <text:p text:style-name="P24"/>
      <text:p text:style-name="P24"><text:a xlink:type="simple" xlink:href="http://www.bcrp.pcarp.usp.br/">http://www.bcrp.pcarp.usp.br/</text:a></text:p>
      <text:p text:style-name="P24"/>
      <text:p text:style-name="P24"><text:a xlink:type="simple" xlink:href="http://www.teses.usp.br/info/Caderno_Estudos_9_PT_1.pdf">http://www.teses.usp.br/info/Caderno_Estudos_9_PT_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15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2-23T12:53:30.07</dc:date>
    <meta:print-date>2009-09-07T11:32:00</meta:print-date>
    <meta:editing-cycles>173</meta:editing-cycles>
    <meta:editing-duration>PT08H10M28S</meta:editing-duration>
    <meta:generator>BrOffice.org/3.1$Win32 OpenOffice.org_project/310m19$Build-9420</meta:generator>
    <dc:subject>TCC - Pós graduação</dc:subject>
    <meta:document-statistic meta:table-count="0" meta:image-count="0" meta:object-count="0" meta:page-count="11" meta:paragraph-count="95" meta:word-count="824" meta:character-count="5624"/>
  </office:meta>
</office:document-meta>
</file>